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an</text:span><text:span text:style-name="T1_6"><text:s/></text:span><text:span text:style-name="T1_7">Arduino</text:span><text:span text:style-name="T1_8"><text:s/></text:span><text:span text:style-name="T1_9">library</text:span><text:span text:style-name="T1_10"><text:s/></text:span><text:span text:style-name="T1_11">for</text:span><text:span text:style-name="T1_12"><text:s/></text:span><text:span text:style-name="T1_13">the</text:span><text:span text:style-name="T1_14"><text:s/></text:span><text:span text:style-name="T1_15">DHT</text:span><text:span text:style-name="T1_16"><text:s/></text:span><text:span text:style-name="T1_17">series</text:span><text:span text:style-name="T1_18"><text:s/></text:span><text:span text:style-name="T1_19">of</text:span><text:span text:style-name="T1_20"><text:s/></text:span><text:span text:style-name="T1_21">low</text:span><text:span text:style-name="T1_22"><text:s/></text:span><text:span text:style-name="T1_23">cost</text:span><text:span text:style-name="T1_24"><text:s/></text:span><text:span text:style-name="T1_25">temperature</text:span><text:span text:style-name="T1_26">/</text:span><text:span text:style-name="T1_27">humidity</text:span><text:span text:style-name="T1_28"><text:s/></text:span><text:span text:style-name="T1_29">sensors</text:span><text:span text:style-name="T1_30">.<text:s/></text:span></text:p>
      <text:p text:style-name="P2"/>
      <text:p text:style-name="P3"><text:span text:style-name="T3_1">To</text:span><text:span text:style-name="T3_2"><text:s/></text:span><text:span text:style-name="T3_3">download</text:span><text:span text:style-name="T3_4">.<text:s/></text:span><text:span text:style-name="T3_5">click</text:span><text:span text:style-name="T3_6"><text:s/></text:span><text:span text:style-name="T3_7">the</text:span><text:span text:style-name="T3_8"><text:s/></text:span><text:span text:style-name="T3_9">DOWNLOADS</text:span><text:span text:style-name="T3_10"><text:s/></text:span><text:span text:style-name="T3_11">button</text:span><text:span text:style-name="T3_12"><text:s/></text:span><text:span text:style-name="T3_13">in</text:span><text:span text:style-name="T3_14"><text:s/></text:span><text:span text:style-name="T3_15">the</text:span><text:span text:style-name="T3_16"><text:s/></text:span><text:span text:style-name="T3_17">top</text:span><text:span text:style-name="T3_18"><text:s/></text:span><text:span text:style-name="T3_19">right</text:span><text:span text:style-name="T3_20"><text:s/></text:span><text:span text:style-name="T3_21">corner</text:span><text:span text:style-name="T3_22">,<text:s/></text:span><text:span text:style-name="T3_23">rename</text:span><text:span text:style-name="T3_24"><text:s/></text:span><text:span text:style-name="T3_25">the</text:span><text:span text:style-name="T3_26"><text:s/></text:span><text:span text:style-name="T3_27">uncompressed</text:span><text:span text:style-name="T3_28"><text:s/></text:span><text:span text:style-name="T3_29">folder</text:span><text:span text:style-name="T3_30"><text:s/></text:span><text:span text:style-name="T3_31">DHT</text:span><text:span text:style-name="T3_32">.<text:s/></text:span><text:span text:style-name="T3_33">Check</text:span><text:span text:style-name="T3_34"><text:s/></text:span><text:span text:style-name="T3_35">that</text:span><text:span text:style-name="T3_36"><text:s/></text:span><text:span text:style-name="T3_37">the</text:span><text:span text:style-name="T3_38"><text:s/></text:span><text:span text:style-name="T3_39">DHT</text:span><text:span text:style-name="T3_40"><text:s/></text:span><text:span text:style-name="T3_41">folder</text:span><text:span text:style-name="T3_42"><text:s/></text:span><text:span text:style-name="T3_43">contains</text:span><text:span text:style-name="T3_44"><text:s/></text:span><text:span text:style-name="T3_45">DHT</text:span><text:span text:style-name="T3_46">.</text:span><text:span text:style-name="T3_47">cpp</text:span><text:span text:style-name="T3_48"><text:s/></text:span><text:span text:style-name="T3_49">and</text:span><text:span text:style-name="T3_50"><text:s/></text:span><text:span text:style-name="T3_51">DHT</text:span><text:span text:style-name="T3_52">.</text:span><text:span text:style-name="T3_53">h</text:span><text:span text:style-name="T3_54">.<text:s/></text:span><text:span text:style-name="T3_55">Place</text:span><text:span text:style-name="T3_56"><text:s/></text:span><text:span text:style-name="T3_57">the</text:span><text:span text:style-name="T3_58"><text:s/></text:span><text:span text:style-name="T3_59">DHT</text:span><text:span text:style-name="T3_60"><text:s/></text:span><text:span text:style-name="T3_61">library</text:span><text:span text:style-name="T3_62"><text:s/></text:span><text:span text:style-name="T3_63">folder</text:span><text:span text:style-name="T3_64"><text:s/></text:span><text:span text:style-name="T3_65">your</text:span><text:span text:style-name="T3_66"><text:s/>&lt;</text:span><text:span text:style-name="T3_67">arduinosketchfolder</text:span><text:span text:style-name="T3_68">&gt;/</text:span><text:span text:style-name="T3_69">libraries</text:span><text:span text:style-name="T3_70">/<text:s/></text:span><text:span text:style-name="T3_71">folder</text:span><text:span text:style-name="T3_72">.<text:s/></text:span><text:span text:style-name="T3_73">You</text:span><text:span text:style-name="T3_74"><text:s/></text:span><text:span text:style-name="T3_75">may</text:span><text:span text:style-name="T3_76"><text:s/></text:span><text:span text:style-name="T3_77">need</text:span><text:span text:style-name="T3_78"><text:s/></text:span><text:span text:style-name="T3_79">to</text:span><text:span text:style-name="T3_80"><text:s/></text:span><text:span text:style-name="T3_81">create</text:span><text:span text:style-name="T3_82"><text:s/></text:span><text:span text:style-name="T3_83">the</text:span><text:span text:style-name="T3_84"><text:s/></text:span><text:span text:style-name="T3_85">libraries</text:span><text:span text:style-name="T3_86"><text:s/></text:span><text:span text:style-name="T3_87">subfolder</text:span><text:span text:style-name="T3_88"><text:s/></text:span><text:span text:style-name="T3_89">if</text:span><text:span text:style-name="T3_90"><text:s/></text:span><text:span text:style-name="T3_91">its</text:span><text:span text:style-name="T3_92"><text:s/></text:span><text:span text:style-name="T3_93">your</text:span><text:span text:style-name="T3_94"><text:s/></text:span><text:span text:style-name="T3_95">first</text:span><text:span text:style-name="T3_96"><text:s/></text:span><text:span text:style-name="T3_97">library</text:span><text:span text:style-name="T3_98">.<text:s/></text:span><text:span text:style-name="T3_99">Restart</text:span><text:span text:style-name="T3_100"><text:s/></text:span><text:span text:style-name="T3_101">the</text:span><text:span text:style-name="T3_102"><text:s/></text:span><text:span text:style-name="T3_103">IDE</text:span><text:span text:style-name="T3_1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